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663366" style:font-name="DejaVu Sans Light" fo:font-size="26pt" fo:letter-spacing="normal" fo:font-style="normal" fo:font-weight="normal" officeooo:paragraph-rsid="000de094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663366" style:font-name="Liberation Serif" fo:font-size="18pt" fo:letter-spacing="normal" fo:font-style="normal" fo:font-weight="bold" officeooo:rsid="0001cd81" officeooo:paragraph-rsid="000de094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663366" style:font-name="Liberation Serif" fo:font-size="18pt" fo:letter-spacing="normal" fo:font-style="normal" fo:font-weight="bold" officeooo:rsid="000b823e" officeooo:paragraph-rsid="000de094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663366" style:font-name="Liberation Serif" fo:font-size="16pt" fo:letter-spacing="normal" fo:font-style="normal" fo:font-weight="bold" officeooo:rsid="0001cd81" officeooo:paragraph-rsid="000de094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bold" officeooo:rsid="0001cd81" officeooo:paragraph-rsid="000de094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e2be9" officeooo:paragraph-rsid="000fde68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e2be9" officeooo:paragraph-rsid="000e2be9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0bcaa" officeooo:paragraph-rsid="0010bcaa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23046" officeooo:paragraph-rsid="00123046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72e78" officeooo:paragraph-rsid="00172e78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de094" officeooo:paragraph-rsid="000de094" style:font-size-asian="15pt" style:font-size-complex="15p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de094" officeooo:paragraph-rsid="000de094" style:font-size-asian="15pt" style:font-size-complex="15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paragraph-rsid="000de094" style:font-size-asian="15pt" style:font-size-complex="15pt"/>
    </style:style>
    <style:style style:name="P14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e2be9" officeooo:paragraph-rsid="000e2be9" style:font-size-asian="15pt" style:font-weight-asian="normal" style:font-size-complex="15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fde68" officeooo:paragraph-rsid="000fde68" style:font-size-asian="15pt" style:font-weight-asian="normal" style:font-size-complex="15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0bcaa" officeooo:paragraph-rsid="0010bcaa" style:font-size-asian="15pt" style:font-weight-asian="normal" style:font-size-complex="15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23046" officeooo:paragraph-rsid="00123046" style:font-size-asian="15pt" style:font-weight-asian="normal" style:font-size-complex="15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23046" officeooo:paragraph-rsid="0012dfb2" style:font-size-asian="15pt" style:font-weight-asian="normal" style:font-size-complex="15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23046" officeooo:paragraph-rsid="00142245" style:font-size-asian="15pt" style:font-weight-asian="normal" style:font-size-complex="15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2dfb2" officeooo:paragraph-rsid="0012dfb2" style:font-size-asian="15pt" style:font-weight-asian="normal" style:font-size-complex="15pt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42245" officeooo:paragraph-rsid="00142245" style:font-size-asian="15pt" style:font-weight-asian="normal" style:font-size-complex="15pt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72e78" officeooo:paragraph-rsid="00172e78" style:font-size-asian="15pt" style:font-weight-asian="normal" style:font-size-complex="15pt" style:font-weight-complex="normal"/>
    </style:style>
    <style:style style:name="T1" style:family="text">
      <style:text-properties officeooo:rsid="000fde68"/>
    </style:style>
    <style:style style:name="T2" style:family="text">
      <style:text-properties officeooo:rsid="00123046"/>
    </style:style>
    <style:style style:name="T3" style:family="text">
      <style:text-properties officeooo:rsid="0012dfb2"/>
    </style:style>
    <style:style style:name="T4" style:family="text">
      <style:text-properties officeooo:rsid="001422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so de Bootstrap 3</text:p>
      <text:p text:style-name="P1"/>
      <text:p text:style-name="P11">Pequena introdução</text:p>
      <text:p text:style-name="P12">Utiliza uma lib pré definido: normalize.css. Serve para padronizar os elementos do HTML para as variações de diferentes browsers.</text:p>
      <text:p text:style-name="P13"/>
      <text:p text:style-name="P3">Tipografia</text:p>
      <text:p text:style-name="P2"/>
      <text:p text:style-name="P7">Definições de parágrafos que o Boots tem:</text:p>
      <text:list xml:id="list7988738143168734142" text:style-name="L1">
        <text:list-item>
          <text:p text:style-name="P14">h1: 36 px;</text:p>
        </text:list-item>
        <text:list-item>
          <text:p text:style-name="P14">h2: 30 px;</text:p>
        </text:list-item>
        <text:list-item>
          <text:p text:style-name="P14">h3: 24 px;</text:p>
        </text:list-item>
        <text:list-item>
          <text:p text:style-name="P14">h4: 18 px;</text:p>
        </text:list-item>
        <text:list-item>
          <text:p text:style-name="P14">h5: 14 px;</text:p>
        </text:list-item>
        <text:list-item>
          <text:p text:style-name="P14">h6: 12 px;</text:p>
          <text:p text:style-name="P14"/>
        </text:list-item>
      </text:list>
      <text:p text:style-name="P6"><text:span text:style-name="T1">Aliamentos de texto</text:span>:</text:p>
      <text:list xml:id="list4023892078714823317" text:style-name="L2">
        <text:list-item>
          <text:p text:style-name="P15">text-left: alinha pra esquerda</text:p>
        </text:list-item>
        <text:list-item>
          <text:p text:style-name="P15">center-text: centraliza</text:p>
        </text:list-item>
        <text:list-item>
          <text:p text:style-name="P15">text-right: alinha pra direita</text:p>
        </text:list-item>
        <text:list-item>
          <text:p text:style-name="P15">text-justify: texto justificado, fica no meio como paragrafo</text:p>
        </text:list-item>
        <text:list-item>
          <text:p text:style-name="P15">text-nowrap: sem passo envolvido, é um texto rebelde que passa por cima de coisas</text:p>
          <text:p text:style-name="P15"/>
        </text:list-item>
      </text:list>
      <text:p text:style-name="P8">Tamanhos: </text:p>
      <text:list xml:id="list3291848779030509102" text:style-name="L3">
        <text:list-item>
          <text:p text:style-name="P16">text-lowercase: texto pequeno</text:p>
        </text:list-item>
        <text:list-item>
          <text:p text:style-name="P16">text-uppercase: texto maiúsculo</text:p>
        </text:list-item>
        <text:list-item>
          <text:p text:style-name="P16">text-capitalize: primeira letra <text:span text:style-name="T2">maiúscula</text:span></text:p>
        </text:list-item>
      </text:list>
      <text:p text:style-name="P8"/>
      <text:p text:style-name="P9">Listas:</text:p>
      <text:list xml:id="list4655904116084242133" text:style-name="L4">
        <text:list-item>
          <text:p text:style-name="P17">ul: não ordenada</text:p>
        </text:list-item>
        <text:list-item>
          <text:p text:style-name="P18">li: ordenadas</text:p>
          <text:p text:style-name="P18"/>
        </text:list-item>
        <text:list-item>
          <text:p text:style-name="P17">&lt;ul class = “list-untyled”&gt; &lt;/ul&gt;</text:p>
          <text:list>
            <text:list-item>
              <text:p text:style-name="P17">deixa listas sem estilo, sem bolinhas.</text:p>
            </text:list-item>
          </text:list>
        </text:list-item>
        <text:list-item>
          <text:p text:style-name="P18">&lt;<text:span text:style-name="T3">ul</text:span> class = “list-<text:span text:style-name="T3">line</text:span>”&gt; &lt;/ul&gt;</text:p>
          <text:list>
            <text:list-item>
              <text:p text:style-name="P20">adiciona estilo padrão, com bolinhas.</text:p>
            </text:list-item>
          </text:list>
        </text:list-item>
        <text:list-item>
          <text:p text:style-name="P19">&lt;<text:span text:style-name="T3">ul</text:span> class = “list-<text:span text:style-name="T4">inline</text:span>”&gt; &lt;/ul&gt;</text:p>
          <text:list>
            <text:list-item>
              <text:p text:style-name="P21"><text:soft-page-break/>texto fica um na frente do outro</text:p>
            </text:list-item>
          </text:list>
        </text:list-item>
      </text:list>
      <text:p text:style-name="P8"/>
      <text:p text:style-name="P10">Links:</text:p>
      <text:list xml:id="list7024898329350311903" text:style-name="L5">
        <text:list-item>
          <text:p text:style-name="P22"><text:a xlink:type="simple" xlink:href="https://fonts.google.com/" text:style-name="Internet_20_link" text:visited-style-name="Visited_20_Internet_20_Link">https://fonts.google.com/</text:a></text:p>
          <text:p text:style-name="P22"/>
        </text:list-item>
      </text:list>
      <text:p text:style-name="P6"/>
      <text:p text:style-name="P2"/>
      <text:p text:style-name="P4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5:05:25.025243493</meta:creation-date>
    <meta:generator>LibreOffice/5.1.6.2$Linux_X86_64 LibreOffice_project/10m0$Build-2</meta:generator>
    <dc:date>2017-05-13T10:10:38.793479341</dc:date>
    <meta:editing-duration>PT21M3S</meta:editing-duration>
    <meta:editing-cycles>8</meta:editing-cycles>
    <meta:document-statistic meta:table-count="0" meta:image-count="0" meta:object-count="0" meta:page-count="2" meta:paragraph-count="36" meta:word-count="165" meta:character-count="929" meta:non-whitespace-character-count="822"/>
  </office:meta>
</office:document-meta>
</file>